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5.211cm"/>
    </style:style>
    <style:style style:name="co2" style:family="table-column">
      <style:table-column-properties fo:break-before="auto" style:column-width="3.04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artijo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Party</text:p>
          </table:table-cell>
          <table:table-cell office:value-type="string">
            <text:p>Block</text:p>
          </table:table-cell>
        </table:table-row>
        <table:table-row table:style-name="ro1">
          <table:table-cell office:value-type="string">
            <text:p>Tėvynės sąjunga <text:s/>(Lietuvos konservatoriai)</text:p>
          </table:table-cell>
          <table:table-cell office:value-type="string">
            <text:p>Konservatyvusis</text:p>
          </table:table-cell>
        </table:table-row>
        <table:table-row table:style-name="ro1">
          <table:table-cell office:value-type="string">
            <text:p>Lietuvos demokratinė darbo partija</text:p>
          </table:table-cell>
          <table:table-cell office:value-type="string">
            <text:p>Socialistinis</text:p>
          </table:table-cell>
        </table:table-row>
        <table:table-row table:style-name="ro1">
          <table:table-cell office:value-type="string">
            <text:p>Lietuvos centro sąjunga</text:p>
          </table:table-cell>
          <table:table-cell office:value-type="string">
            <text:p>Centro</text:p>
          </table:table-cell>
        </table:table-row>
        <table:table-row table:style-name="ro1">
          <table:table-cell office:value-type="string">
            <text:p>Lietuvos piliečių aljansas</text:p>
          </table:table-cell>
          <table:table-cell office:value-type="string">
            <text:p>Kiti</text:p>
          </table:table-cell>
        </table:table-row>
        <table:table-row table:style-name="ro1">
          <table:table-cell office:value-type="string">
            <text:p>Lietuvos socialdemokratų partija</text:p>
          </table:table-cell>
          <table:table-cell office:value-type="string">
            <text:p>Socialistinis</text:p>
          </table:table-cell>
        </table:table-row>
        <table:table-row table:style-name="ro1">
          <table:table-cell office:value-type="string">
            <text:p>Lietuvos krikščionių demokratų partija</text:p>
          </table:table-cell>
          <table:table-cell office:value-type="string">
            <text:p>Konservatyvusis</text:p>
          </table:table-cell>
        </table:table-row>
        <table:table-row table:style-name="ro1">
          <table:table-cell office:value-type="string">
            <text:p>Lietuvos rusų sąjunga</text:p>
          </table:table-cell>
          <table:table-cell office:value-type="string">
            <text:p>Tautinių mažumų</text:p>
          </table:table-cell>
        </table:table-row>
        <table:table-row table:style-name="ro1">
          <table:table-cell office:value-type="string">
            <text:p>Lietuvos lenkų rinkimų akcija</text:p>
          </table:table-cell>
          <table:table-cell office:value-type="string">
            <text:p>Tautinių mažumų</text:p>
          </table:table-cell>
        </table:table-row>
        <table:table-row table:style-name="ro1">
          <table:table-cell office:value-type="string">
            <text:p>Lietuvos <text:s/>moterų partija</text:p>
          </table:table-cell>
          <table:table-cell office:value-type="string">
            <text:p>Kiti</text:p>
          </table:table-cell>
        </table:table-row>
        <table:table-row table:style-name="ro1">
          <table:table-cell office:value-type="string">
            <text:p>Lietuvos liberalų sąjunga</text:p>
          </table:table-cell>
          <table:table-cell office:value-type="string">
            <text:p>Liberalusis</text:p>
          </table:table-cell>
        </table:table-row>
        <table:table-row table:style-name="ro1">
          <table:table-cell office:value-type="string">
            <text:p>Krikščionių demokratų sąjunga</text:p>
          </table:table-cell>
          <table:table-cell office:value-type="string">
            <text:p>Konservatyvusis</text:p>
          </table:table-cell>
        </table:table-row>
        <table:table-row table:style-name="ro1">
          <table:table-cell office:value-type="string">
            <text:p>"Lietuvių nacionalinė partija - ""Jaunoji Lietuva"""</text:p>
          </table:table-cell>
          <table:table-cell office:value-type="string">
            <text:p>Kiti</text:p>
          </table:table-cell>
        </table:table-row>
        <table:table-row table:style-name="ro1">
          <table:table-cell office:value-type="string">
            <text:p>Lietuvių tautininkų sąjunga</text:p>
          </table:table-cell>
          <table:table-cell office:value-type="string">
            <text:p>Konservatyvusis</text:p>
          </table:table-cell>
        </table:table-row>
        <table:table-row table:style-name="ro1">
          <table:table-cell office:value-type="string">
            <text:p>Lietuvos socialistų partija</text:p>
          </table:table-cell>
          <table:table-cell office:value-type="string">
            <text:p>Socialistinis</text:p>
          </table:table-cell>
        </table:table-row>
        <table:table-row table:style-name="ro1">
          <table:table-cell office:value-type="string">
            <text:p>Lietuvos laisvės lyga</text:p>
          </table:table-cell>
          <table:table-cell office:value-type="string">
            <text:p>Kiti</text:p>
          </table:table-cell>
        </table:table-row>
        <table:table-row table:style-name="ro1">
          <table:table-cell office:value-type="string">
            <text:p>Lietuvos ūkio partija</text:p>
          </table:table-cell>
          <table:table-cell office:value-type="string">
            <text:p>Kiti</text:p>
          </table:table-cell>
        </table:table-row>
        <table:table-row table:style-name="ro1">
          <table:table-cell office:value-type="string">
            <text:p>Lietuvos politinių kalinių ir tremtinių sąjunga</text:p>
          </table:table-cell>
          <table:table-cell office:value-type="string">
            <text:p>Kiti</text:p>
          </table:table-cell>
        </table:table-row>
        <table:table-row table:style-name="ro1">
          <table:table-cell office:value-type="string">
            <text:p>Lietuvos valstiečių partija</text:p>
          </table:table-cell>
          <table:table-cell office:value-type="string">
            <text:p>Kiti</text:p>
          </table:table-cell>
        </table:table-row>
        <table:table-row table:style-name="ro1">
          <table:table-cell office:value-type="string">
            <text:p>Respublikonų partija</text:p>
          </table:table-cell>
          <table:table-cell office:value-type="string">
            <text:p>Konservatyvusis</text:p>
          </table:table-cell>
        </table:table-row>
        <table:table-row table:style-name="ro1">
          <table:table-cell office:value-type="string">
            <text:p>Lietuvos laisvės sąjunga</text:p>
          </table:table-cell>
          <table:table-cell office:value-type="string">
            <text:p>Kiti</text:p>
          </table:table-cell>
        </table:table-row>
        <table:table-row table:style-name="ro1">
          <table:table-cell office:value-type="string">
            <text:p>Lietuvos socialinio teisingumo sąjunga</text:p>
          </table:table-cell>
          <table:table-cell office:value-type="string">
            <text:p>Socialistinis</text:p>
          </table:table-cell>
        </table:table-row>
        <table:table-row table:style-name="ro1">
          <table:table-cell office:value-type="string">
            <text:p>Lietuvos liaudies partija</text:p>
          </table:table-cell>
          <table:table-cell office:value-type="string">
            <text:p>Kiti</text:p>
          </table:table-cell>
        </table:table-row>
        <table:table-row table:style-name="ro1">
          <table:table-cell office:value-type="string">
            <text:p>Lietuvos gyvenimo logikos partija</text:p>
          </table:table-cell>
          <table:table-cell office:value-type="string">
            <text:p>Kiti</text:p>
          </table:table-cell>
        </table:table-row>
        <table:table-row table:style-name="ro1">
          <table:table-cell office:value-type="string">
            <text:p>Tautos pažangos partija</text:p>
          </table:table-cell>
          <table:table-cell office:value-type="string">
            <text:p>Kiti</text:p>
          </table:table-cell>
        </table:table-row>
        <table:table-row table:style-name="ro1">
          <table:table-cell office:value-type="string">
            <text:p>A.Brazausko socialdemokratinė koalicija</text:p>
          </table:table-cell>
          <table:table-cell office:value-type="string">
            <text:p>Socialistinis</text:p>
          </table:table-cell>
        </table:table-row>
        <table:table-row table:style-name="ro1">
          <table:table-cell office:value-type="string">
            <text:p>Naujoji sąjunga (socialliberalai)</text:p>
          </table:table-cell>
          <table:table-cell office:value-type="string">
            <text:p>Centro</text:p>
          </table:table-cell>
        </table:table-row>
        <table:table-row table:style-name="ro1">
          <table:table-cell office:value-type="string">
            <text:p>Tėvynės sąjunga (Lietuvos konservatoriai)</text:p>
          </table:table-cell>
          <table:table-cell office:value-type="string">
            <text:p>Konservatyvusis</text:p>
          </table:table-cell>
        </table:table-row>
        <table:table-row table:style-name="ro1">
          <table:table-cell office:value-type="string">
            <text:p>Lietuvos liaudies sąjunga "Už teisingą Lietuvą"</text:p>
          </table:table-cell>
          <table:table-cell office:value-type="string">
            <text:p>Kiti</text:p>
          </table:table-cell>
        </table:table-row>
        <table:table-row table:style-name="ro1">
          <table:table-cell office:value-type="string">
            <text:p>Nuosaikiųjų konservatorių sąjunga</text:p>
          </table:table-cell>
          <table:table-cell office:value-type="string">
            <text:p>Konservatyvusis</text:p>
          </table:table-cell>
        </table:table-row>
        <table:table-row table:style-name="ro1">
          <table:table-cell office:value-type="string">
            <text:p>"Jaunosios Lietuvos", naujųjų tautininkų ir politinių kalinių sąjunga</text:p>
          </table:table-cell>
          <table:table-cell office:value-type="string">
            <text:p>Kiti</text:p>
          </table:table-cell>
        </table:table-row>
        <table:table-row table:style-name="ro1">
          <table:table-cell office:value-type="string">
            <text:p>Lietuvos partija "Socialdemokratija 2000"</text:p>
          </table:table-cell>
          <table:table-cell office:value-type="string">
            <text:p>Socialistinis</text:p>
          </table:table-cell>
        </table:table-row>
        <table:table-row table:style-name="ro1">
          <table:table-cell office:value-type="string">
            <text:p>Darbo partija</text:p>
          </table:table-cell>
          <table:table-cell office:value-type="string">
            <text:p>Centro</text:p>
          </table:table-cell>
        </table:table-row>
        <table:table-row table:style-name="ro1">
          <table:table-cell office:value-type="string">
            <text:p>A.Brazausko ir A.Paulausko koalicija "Už darbą Lietuvai"</text:p>
          </table:table-cell>
          <table:table-cell office:value-type="string">
            <text:p>Socialistinis</text:p>
          </table:table-cell>
        </table:table-row>
        <table:table-row table:style-name="ro1">
          <table:table-cell office:value-type="string">
            <text:p>Tėvynės sąjunga (konservatoriai, politiniai kaliniai ir tremtiniai, krikščioniškieji demokratai)</text:p>
          </table:table-cell>
          <table:table-cell office:value-type="string">
            <text:p>Konservatyvusis</text:p>
          </table:table-cell>
        </table:table-row>
        <table:table-row table:style-name="ro1">
          <table:table-cell office:value-type="string">
            <text:p>Rolando Pakso koalicija "Už tvarką ir teisingumą"</text:p>
          </table:table-cell>
          <table:table-cell office:value-type="string">
            <text:p>Socialistinis</text:p>
          </table:table-cell>
        </table:table-row>
        <table:table-row table:style-name="ro1">
          <table:table-cell office:value-type="string">
            <text:p>Liberalų ir centro sąjunga</text:p>
          </table:table-cell>
          <table:table-cell office:value-type="string">
            <text:p>Liberalusis</text:p>
          </table:table-cell>
        </table:table-row>
        <table:table-row table:style-name="ro1">
          <table:table-cell office:value-type="string">
            <text:p>Valstiečių ir Naujosios demokratijos partijų sąjunga</text:p>
          </table:table-cell>
          <table:table-cell office:value-type="string">
            <text:p>Kiti</text:p>
          </table:table-cell>
        </table:table-row>
        <table:table-row table:style-name="ro1">
          <table:table-cell office:value-type="string">
            <text:p>Krikščionių konservatorių socialinė sąjunga</text:p>
          </table:table-cell>
          <table:table-cell office:value-type="string">
            <text:p>Konservatyvusis</text:p>
          </table:table-cell>
        </table:table-row>
        <table:table-row table:style-name="ro1">
          <table:table-cell office:value-type="string">
            <text:p>Lietuvos krikščionys demokratai</text:p>
          </table:table-cell>
          <table:table-cell office:value-type="string">
            <text:p>Konservatyvusis</text:p>
          </table:table-cell>
        </table:table-row>
        <table:table-row table:style-name="ro1">
          <table:table-cell office:value-type="string">
            <text:p>Nacionalinė centro partija</text:p>
          </table:table-cell>
          <table:table-cell office:value-type="string">
            <text:p>Centro</text:p>
          </table:table-cell>
        </table:table-row>
        <table:table-row table:style-name="ro1">
          <table:table-cell office:value-type="string">
            <text:p>Lietuvos socialdemokratų sąjunga</text:p>
          </table:table-cell>
          <table:table-cell office:value-type="string">
            <text:p>Socialistinis</text:p>
          </table:table-cell>
        </table:table-row>
        <table:table-row table:style-name="ro1">
          <table:table-cell office:value-type="string">
            <text:p>Tautinė partija Lietuvos kelias</text:p>
          </table:table-cell>
          <table:table-cell office:value-type="string">
            <text:p>Kiti</text:p>
          </table:table-cell>
        </table:table-row>
        <table:table-row table:style-name="ro1">
          <table:table-cell office:value-type="string">
            <text:p>Tėvynės sąjunga - Lietuvos krikščionys demokratai</text:p>
          </table:table-cell>
          <table:table-cell office:value-type="string">
            <text:p>Konservatyvusis</text:p>
          </table:table-cell>
        </table:table-row>
        <table:table-row table:style-name="ro1">
          <table:table-cell office:value-type="string">
            <text:p>Tautos prisikėlimo partija</text:p>
          </table:table-cell>
          <table:table-cell office:value-type="string">
            <text:p>Išsišokėlių</text:p>
          </table:table-cell>
        </table:table-row>
        <table:table-row table:style-name="ro1">
          <table:table-cell office:value-type="string">
            <text:p>Partija Tvarka ir teisingumas</text:p>
          </table:table-cell>
          <table:table-cell office:value-type="string">
            <text:p>Socialistinis</text:p>
          </table:table-cell>
        </table:table-row>
        <table:table-row table:style-name="ro1">
          <table:table-cell office:value-type="string">
            <text:p>Koalicija Darbo partija + jaunimas</text:p>
          </table:table-cell>
          <table:table-cell office:value-type="string">
            <text:p>Centro</text:p>
          </table:table-cell>
        </table:table-row>
        <table:table-row table:style-name="ro1">
          <table:table-cell office:value-type="string">
            <text:p>Lietuvos Respublikos liberalų sąjūdis</text:p>
          </table:table-cell>
          <table:table-cell office:value-type="string">
            <text:p>Liberalusis</text:p>
          </table:table-cell>
        </table:table-row>
        <table:table-row table:style-name="ro1">
          <table:table-cell office:value-type="string">
            <text:p>Lietuvos valstiečių liaudininkų sąjunga</text:p>
          </table:table-cell>
          <table:table-cell office:value-type="string">
            <text:p>Kiti</text:p>
          </table:table-cell>
        </table:table-row>
        <table:table-row table:style-name="ro1">
          <table:table-cell office:value-type="string">
            <text:p>"Fronto" partija</text:p>
          </table:table-cell>
          <table:table-cell office:value-type="string">
            <text:p>Kiti</text:p>
          </table:table-cell>
        </table:table-row>
        <table:table-row table:style-name="ro1">
          <table:table-cell office:value-type="string">
            <text:p>Partija "Jaunoji Lietuva"</text:p>
          </table:table-cell>
          <table:table-cell office:value-type="string">
            <text:p>Kiti</text:p>
          </table:table-cell>
        </table:table-row>
        <table:table-row table:style-name="ro1">
          <table:table-cell office:value-type="string">
            <text:p>Pilietinės demokratijos partija</text:p>
          </table:table-cell>
          <table:table-cell office:value-type="string">
            <text:p>Kiti</text:p>
          </table:table-cell>
        </table:table-row>
        <table:table-row table:style-name="ro1">
          <table:table-cell office:value-type="string">
            <text:p>Lietuvos centro partija</text:p>
          </table:table-cell>
          <table:table-cell office:value-type="string">
            <text:p>Centro</text:p>
          </table:table-cell>
        </table:table-row>
        <table:table-row table:style-name="ro1">
          <table:table-cell office:value-type="string">
            <text:p>„Drąsos kelias“ politinė partija</text:p>
          </table:table-cell>
          <table:table-cell office:value-type="string">
            <text:p>Išsišokėlių</text:p>
          </table:table-cell>
        </table:table-row>
        <table:table-row table:style-name="ro1">
          <table:table-cell office:value-type="string">
            <text:p>Lietuvos valstiečių ir žaliųjų sąjunga</text:p>
          </table:table-cell>
          <table:table-cell office:value-type="string">
            <text:p>Kiti</text:p>
          </table:table-cell>
        </table:table-row>
        <table:table-row table:style-name="ro1">
          <table:table-cell office:value-type="string">
            <text:p>Politinė partija „Sąjunga Taip“</text:p>
          </table:table-cell>
          <table:table-cell office:value-type="string">
            <text:p>Liberalusis</text:p>
          </table:table-cell>
        </table:table-row>
        <table:table-row table:style-name="ro1">
          <table:table-cell office:value-type="string">
            <text:p>Socialistinis liaudies Frontas</text:p>
          </table:table-cell>
          <table:table-cell office:value-type="string">
            <text:p>Socialistinis</text:p>
          </table:table-cell>
        </table:table-row>
        <table:table-row table:style-name="ro1">
          <table:table-cell office:value-type="string">
            <text:p>Krikščionių partija</text:p>
          </table:table-cell>
          <table:table-cell office:value-type="string">
            <text:p>Konservatyvusis</text:p>
          </table:table-cell>
        </table:table-row>
        <table:table-row table:style-name="ro1">
          <table:table-cell office:value-type="string">
            <text:p>Nacionalinis susivienijimas „Už Lietuvą Lietuvoje“ (Lietuvos centro partijos, Lietuvos socialdemokratų sąjungos, Tautininkų sąjungos ir Tautos vienybės sąjungos koalicija)</text:p>
          </table:table-cell>
          <table:table-cell office:value-type="string">
            <text:p>Kiti</text:p>
          </table:table-cell>
        </table:table-row>
        <table:table-row table:style-name="ro1">
          <table:table-cell office:value-type="string">
            <text:p>Partija „Jaunoji Lietuva“</text:p>
          </table:table-cell>
          <table:table-cell office:value-type="string">
            <text:p>Kiti</text:p>
          </table:table-cell>
        </table:table-row>
        <table:table-row table:style-name="ro1">
          <table:table-cell office:value-type="string">
            <text:p>Demokratinė darbo ir vienybės partija</text:p>
          </table:table-cell>
          <table:table-cell office:value-type="string">
            <text:p>Kiti</text:p>
          </table:table-cell>
        </table:table-row>
        <table:table-row table:style-name="ro1">
          <table:table-cell office:value-type="string">
            <text:p>Emigrantų partija</text:p>
          </table:table-cell>
          <table:table-cell office:value-type="string">
            <text:p>Kiti</text:p>
          </table:table-cell>
        </table:table-row>
        <table:table-row table:style-name="ro1">
          <table:table-cell office:value-type="string">
            <text:p>Lietuvos žmonių partija</text:p>
          </table:table-cell>
          <table:table-cell office:value-type="string">
            <text:p>Kit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lt" fo:country="L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0.999cm" fo:page-height="29.699cm" style:num-format="1" style:print-orientation="portrait" fo:margin-top="2.54cm" fo:margin-bottom="2.54cm" fo:margin-left="3.175cm" fo:margin-right="3.175cm" style:writing-mode="lr-tb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MacOSX_x86 LibreOffice_project/235ab8a-3802056-4a8fed3-2d66ea8-e241b80</meta:generator>
    <meta:initial-creator>phpMyAdmin 3.4.10.1deb1</meta:initial-creator>
    <meta:creation-date>2012-12-08T16:03:02</meta:creation-date>
    <dc:date>2012-12-11T21:43:35</dc:date>
    <meta:editing-duration>P0D</meta:editing-duration>
    <meta:editing-cycles>2</meta:editing-cycles>
    <meta:document-statistic meta:table-count="1" meta:cell-count="126" meta:object-count="0"/>
  </office:meta>
</office:document-meta>
</file>